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PUtil.getContextAttribute( Map objectModel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PUtil.normalizedBaseNam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PUtil.getFileContents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Util.includeFile( String name , ComponentManager manager , ContentHandler contentHandler ,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PUtil.isAlphaNumeric( char 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Util.split( String 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Util.baseName( String filename , String suf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PUtil.formDecod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Util.getSourceContents( String url , Sourc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PUtil.split( String line , String delim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Util.getFileContents( String filename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Util.getSessionCount( 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SPUtil.pathComponent(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PUtil.includeString( String string , ComponentManager manager ,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PUtil.relativeFilename( String filename , Map objectMod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SPUtil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Util.getContents( InputStream in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Util.getSourceContents( String uri , String base , SourceResolver 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SPUtil.fileComponent(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PUtil.encodeMarkup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Util.getContents( 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SPUtil.normalizedName( String file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XSPUtil.includeInputSource( InputSource source , ComponentManager manager , ContentHandler content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SPUtil.getContents(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Util.baseNam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Util.formatDate( Date date , String patter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PUtil.includeSource( String uri , String base , SourceResolver resolver , ContentHandler contentHand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SPUtil.formEncode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